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rav</text:p>
      <text:p text:style-name="Standard"/>
      <text:p text:style-name="Standard">FF 1.1 Lista med spel</text:p>
      <text:p text:style-name="Standard"/>
      <text:p text:style-name="Standard">FF 1.2 Lägga in spel i listan.</text:p>
      <text:p text:style-name="Standard"/>
      <text:p text:style-name="Standard">FF 2.1 Se detaljer om spel beskrivning och bilder</text:p>
      <text:p text:style-name="Standard"/>
      <text:p text:style-name="Standard">FF 2.2 Lägga till bilder</text:p>
      <text:p text:style-name="Standard"/>
      <text:p text:style-name="Standard">FF 2.3 Lägga upp kommentarer</text:p>
      <text:p text:style-name="Standard"/>
      <text:p text:style-name="Standard">FF 3 Databas</text:p>
      <text:p text:style-name="Standard"/>
      <text:p text:style-name="Standard">FF 4.1 Skapa användarkonto</text:p>
      <text:p text:style-name="Standard"/>
      <text:p text:style-name="Standard">FF 4.2 Kunna logga in</text:p>
      <text:p text:style-name="Standard"/>
      <text:p text:style-name="Standard">FF 4.3 Kunna logga ut</text:p>
      <text:p text:style-name="Standard"/>
      <text:p text:style-name="Standard">KF 1 Ha en Masterpage</text:p>
      <text:p text:style-name="Standard"/>
      <text:p text:style-name="Standard">KF 2 Design</text:p>
      <text:p text:style-name="Standard"/>
      <text:p text:style-name="Standard">KF 3 Testning</text:p>
      <text:p text:style-name="Standard"/>
      <text:p text:style-name="Standard">PK 1 Redovisning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4-15T11:15:50.01</meta:creation-date>
    <dc:date>2014-06-08T21:02:07.49</dc:date>
    <dc:creator>Sebastian Svensson</dc:creator>
    <meta:editing-duration>PT2H7M25S</meta:editing-duration>
    <meta:editing-cycles>10</meta:editing-cycles>
    <meta:generator>OpenOffice.org/3.3$Win32 OpenOffice.org_project/330m20$Build-9567</meta:generator>
    <meta:document-statistic meta:table-count="0" meta:image-count="0" meta:object-count="0" meta:page-count="1" meta:paragraph-count="14" meta:word-count="63" meta:character-count="297"/>
  </office:meta>
</office:document-meta>
</file>